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2.5945in"/>
    </style:style>
    <style:style style:name="co4" style:family="table-column">
      <style:table-column-properties fo:break-before="auto" style:column-width="2.433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/>
          <table:table-cell office:value-type="string">
            <text:p>Cpu <text:s text:c="7"/>/ <text:s text:c="3"/>gpu (comple)</text:p>
          </table:table-cell>
          <table:table-cell office:value-type="string">
            <text:p><text:s/>Cpu <text:s text:c="3"/>/ <text:s text:c="2"/>gpu (without l1)</text:p>
          </table:table-cell>
          <table:table-cell office:value-type="string">
            <text:p>Cpu <text:s text:c="3"/>/ <text:s/>gpu (without l1 kai l2)</text:p>
          </table:table-cell>
        </table:table-row>
        <table:table-row table:style-name="ro4">
          <table:table-cell office:value-type="string">
            <text:p>64*64</text:p>
          </table:table-cell>
          <table:table-cell office:value-type="string">
            <text:p>0.0003264 sec / 0.0000918 sec</text:p>
          </table:table-cell>
          <table:table-cell office:value-type="string">
            <text:p>0.0003708 sec / 0.0000962 sec</text:p>
          </table:table-cell>
          <table:table-cell office:value-type="string">
            <text:p>0.0005498 sec / 0.0001218 sec</text:p>
          </table:table-cell>
        </table:table-row>
        <table:table-row table:style-name="ro4">
          <table:table-cell office:value-type="string">
            <text:p>128*128</text:p>
          </table:table-cell>
          <table:table-cell office:value-type="string">
            <text:p>0.001064 sec / <text:s/>0.0001888 sec</text:p>
          </table:table-cell>
          <table:table-cell office:value-type="string">
            <text:p>0.002485 sec / 0.0002832 sec</text:p>
          </table:table-cell>
          <table:table-cell office:value-type="string">
            <text:p>0.002123 sec / 0.000336 sec</text:p>
          </table:table-cell>
        </table:table-row>
        <table:table-row table:style-name="ro4">
          <table:table-cell office:value-type="string">
            <text:p>256*256</text:p>
          </table:table-cell>
          <table:table-cell office:value-type="string">
            <text:p>0.0089458 sec / 0.0006664 sec</text:p>
          </table:table-cell>
          <table:table-cell office:value-type="string">
            <text:p>0.0097984 <text:s/>sec / <text:s/>0.0008948 sec</text:p>
          </table:table-cell>
          <table:table-cell office:value-type="string">
            <text:p>0.0093737 sec sec / 0.0011154 sec</text:p>
          </table:table-cell>
        </table:table-row>
        <table:table-row table:style-name="ro4">
          <table:table-cell office:value-type="string">
            <text:p>512*512</text:p>
          </table:table-cell>
          <table:table-cell office:value-type="string">
            <text:p>0.0177262 sec / <text:s/>0.0025686 sec</text:p>
          </table:table-cell>
          <table:table-cell office:value-type="string">
            <text:p>0.0180361 sec / 0.0034624 sec</text:p>
          </table:table-cell>
          <table:table-cell office:value-type="string">
            <text:p>0.0178768 sec / 0.0046948 sec</text:p>
          </table:table-cell>
        </table:table-row>
        <table:table-row table:style-name="ro4">
          <table:table-cell office:value-type="string">
            <text:p>1024*1024</text:p>
          </table:table-cell>
          <table:table-cell office:value-type="string">
            <text:p>0.0675776 sec / 0.0108582 sec</text:p>
          </table:table-cell>
          <table:table-cell office:value-type="string">
            <text:p>0.0695918 sec / <text:s/>0.0136384 sec</text:p>
          </table:table-cell>
          <table:table-cell office:value-type="string">
            <text:p>0.0679162 sec / 0.0271728 sec</text:p>
          </table:table-cell>
        </table:table-row>
        <table:table-row table:style-name="ro4">
          <table:table-cell office:value-type="string">
            <text:p>2048*2048</text:p>
          </table:table-cell>
          <table:table-cell office:value-type="string">
            <text:p><text:s/>0.2845516 sec / 0.0451332 sec</text:p>
          </table:table-cell>
          <table:table-cell office:value-type="string">
            <text:p>0.2761282 sec / <text:s/>0.0543306 sec</text:p>
          </table:table-cell>
          <table:table-cell office:value-type="string">
            <text:p>0.282728 sec / 0.1290526 sec</text:p>
          </table:table-cell>
        </table:table-row>
        <table:table-row table:style-name="ro4">
          <table:table-cell office:value-type="string">
            <text:p>4096*4096</text:p>
          </table:table-cell>
          <table:table-cell office:value-type="string">
            <text:p>1.1455122 sec / 0.16976 sec</text:p>
          </table:table-cell>
          <table:table-cell office:value-type="string">
            <text:p>1.1165022 sec / <text:s text:c="2"/>0.2237454 sec</text:p>
          </table:table-cell>
          <table:table-cell office:value-type="string">
            <text:p>1.1110508 sec / 0.366225 sec</text:p>
          </table:table-cell>
        </table:table-row>
        <table:table-row table:style-name="ro4">
          <table:table-cell office:value-type="string">
            <text:p>8192*8192</text:p>
          </table:table-cell>
          <table:table-cell office:value-type="string">
            <text:p>4.3170484 sec / 0.7133636 sec</text:p>
          </table:table-cell>
          <table:table-cell table:style-name="ce1" office:value-type="string">
            <text:p>4.3087676 sec / 0.9319244 sec</text:p>
          </table:table-cell>
          <table:table-cell office:value-type="string">
            <text:p>4.3086162 sec / 1.301055 sec 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00:27</meta:creation-date>
    <dc:date>2013-04-06T13:44:00</dc:date>
    <meta:editing-duration>PT2H59M17S</meta:editing-duration>
    <meta:editing-cycles>56</meta:editing-cycles>
    <meta:generator>LibreOffice/3.5$Linux_X86_64 LibreOffice_project/350m1$Build-2</meta:generator>
    <meta:document-statistic meta:table-count="3" meta:cell-count="35" meta:object-count="0"/>
  </office:meta>
</office:document-meta>
</file>